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0:12:31.103434174</meta:creation-date>
    <dc:date>2025-04-09T20:20:52.018063372</dc:date>
    <meta:editing-duration>PT8M20S</meta:editing-duration>
    <meta:editing-cycles>2</meta:editing-cycles>
    <meta:generator>LibreOffice/7.3.7.2$Linux_X86_64 LibreOffice_project/3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dash" draw:stroke-dash="Dot" draw:fill-color="#650953" dr3d:edge-rounding="5%"/>
      <style:text-properties fo:color="#ffffff" fo:font-size="16pt" fo:font-weight="bold" style:font-size-asian="10pt" style:font-size-complex="10pt" style:font-relief="embossed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4.079cm" svg:y="0.315cm" chart:style-name="ch2">
          <text:p>Topics of evidence based papers, in %</text:p>
        </chart:title>
        <chart:subtitle svg:x="6.407cm" svg:y="1.273cm" chart:style-name="ch3">
          <text:p>From 2011 - 2021</text:p>
        </chart:subtitle>
        <chart:legend chart:legend-position="end" svg:x="9.807cm" svg:y="3.461cm" style:legend-expansion="custom" svg:width="3.429cm" svg:height="3.088cm" style:legend-expansion-aspect-ratio="1.1104274611399" chart:style-name="ch4"/>
        <chart:plot-area chart:style-name="ch5" chart:data-source-has-labels="both" svg:x="0.319cm" svg:y="2.135cm" svg:width="11.721cm" svg:height="6.685cm">
          <chart:coordinate-region svg:x="3.001cm" svg:y="2.464cm" svg:width="6.356cm" svg:height="6.356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C$2:.$C$7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D$2:.$D$7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E$2:.$E$7" chart:label-cell-address="local-table.$E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nical Features</text:p>
              </table:table-cell>
              <table:table-cell office:value-type="string">
                <text:p>Assesment</text:p>
              </table:table-cell>
              <table:table-cell office:value-type="string">
                <text:p>Etiolog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linical Features</text:p>
              </table:table-cell>
              <table:table-cell office:value-type="float" office:value="28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sesment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tiology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orbidity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gnitive Features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atment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